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711cm" fo:margin-left="0cm" fo:margin-right="5.096cm" table:align="margins"/>
    </style:style>
    <style:style style:name="Таблица1.A" style:family="table-column">
      <style:table-column-properties style:column-width="8.015cm" style:rel-column-width="38314*"/>
    </style:style>
    <style:style style:name="Таблица1.B" style:family="table-column">
      <style:table-column-properties style:column-width="5.696cm" style:rel-column-width="27221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style:font-name-asian="Times New Roman3" style:font-name-complex="Times New Roman3"/>
    </style:style>
    <style:style style:name="P4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Text_20_body">
      <style:text-properties style:font-name="Cambria" fo:language="en" fo:country="US" style:font-name-asian="Times New Roman3" style:font-name-complex="Times New Roman3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9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fo:language="en" fo:country="US" style:font-name-asian="Times New Roman3" style:font-name-complex="Times New Roman3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-asian="Times New Roman3" style:font-name-complex="Times New Roman3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010.png" xlink:type="simple" xlink:show="embed" xlink:actuate="onLoad"/></draw:frame></text:p>
          </table:table-cell>
          <table:table-cell table:style-name="Table1.B1" office:value-type="string">
            <text:h text:style-name="P9" text:outline-level="1">Равномерный шум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6">C</text:span><text:span text:style-name="T1">и </text:span>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251cm" svg:height="1.769cm" draw:z-index="1"><draw:image xlink:href="../images/001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генерирует псевдослучайную последовательность вещественных чисел, <text:s/>равномерно распределенных в диапазоне от <draw:frame draw:style-name="fr3" draw:name="Объект1" text:anchor-type="as-char" svg:width="0.963cm" svg:height="0.621cm" draw:z-index="2"><draw:object xlink:href="./Object 1" xlink:type="simple" xlink:show="embed" xlink:actuate="onLoad"/><draw:image xlink:href="./ObjectReplacements/Object 1" xlink:type="simple" xlink:show="embed" xlink:actuate="onLoad"/></draw:frame>до <draw:frame draw:style-name="fr3" draw:name="Объект2" text:anchor-type="as-char" svg:width="1.02cm" svg:height="0.621cm" draw:z-index="3"><draw:object xlink:href="./Object 2" xlink:type="simple" xlink:show="embed" xlink:actuate="onLoad"/><draw:image xlink:href="./ObjectReplacements/Object 2" xlink:type="simple" xlink:show="embed" xlink:actuate="onLoad"/></draw:frame>.</text:p>
            <text:p text:style-name="P2"><text:span text:style-name="T5">Свойства</text:span>:</text:p>
            <text:list xml:id="list4802779760423973244" text:style-name="L1">
              <text:list-item>
                <text:p text:style-name="P10"><text:span text:style-name="T15">Минимальное значение </text:span><text:span text:style-name="T12">–</text:span><text:span text:style-name="T15"><draw:frame draw:style-name="fr3" draw:name="Объект3" text:anchor-type="as-char" svg:width="0.96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10"><text:span text:style-name="T15">Максимальное значение </text:span><text:span text:style-name="T12">–</text:span><text:span text:style-name="T15"><draw:frame draw:style-name="fr3" draw:name="Объект4" text:anchor-type="as-char" svg:width="1.02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10"><text:span text:style-name="T15">Период квантования </text:span><text:span text:style-name="T12">–</text:span><text:span text:style-name="T15"><draw:frame draw:style-name="fr3" draw:name="Объект5" text:anchor-type="as-char" svg:width="0.5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">– </text:span><text:span text:style-name="T3">время в секундах, через которое будет обновляться случайный сигнал на выходе блока</text:span><text:span text:style-name="T15">. Если</text:span><text:span text:style-name="T15"><draw:frame draw:style-name="fr3" draw:name="Object1" text:anchor-type="as-char" svg:width="1.219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2"><text:span text:style-name="T1">Свойства</text:span> могут быть <text:span text:style-name="T14">векторами</text:span><text:span text:style-name="T10">:</text:span><draw:frame draw:style-name="fr3" draw:name="Object4" text:anchor-type="as-char" svg:width="5.681cm" svg:height="0.68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5" text:anchor-type="as-char" svg:width="5.909cm" svg:height="0.684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14">векторный сигнал</text:span><text:span text:style-name="T7">.</text:span></text:p>
            <text:p text:style-name="P2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P2">[<text:span text:style-name="T6">-2</text:span>]</text:p>
                </table:table-cell>
              </table:table-row>
              <table:table-row>
                <table:table-cell table:style-name="Таблица1.A3" office:value-type="string">
                  <text:p text:style-name="P4">Максимальное значение</text:p>
                </table:table-cell>
                <table:table-cell table:style-name="Таблица1.B3" office:value-type="string">
                  <text:p text:style-name="P2">[<text:span text:style-name="T6">2</text:span>]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2">[<text:span text:style-name="T6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P2">[<text:span text:style-name="T6">ymin1</text:span>]</text:p>
                </table:table-cell>
              </table:table-row>
              <table:table-row>
                <table:table-cell table:style-name="Таблица1.A3" office:value-type="string">
                  <text:p text:style-name="P4"><text:soft-page-break/>Максимальное значение</text:p>
                </table:table-cell>
                <table:table-cell table:style-name="Таблица1.B3" office:value-type="string">
                  <text:p text:style-name="P2">[<text:span text:style-name="T6">ymax1</text:span>]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2">[<text:span text:style-name="T6">T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P5">[ymin]</text:p>
                </table:table-cell>
              </table:table-row>
              <table:table-row>
                <table:table-cell table:style-name="Таблица1.A3" office:value-type="string">
                  <text:p text:style-name="P4">Максимальное значение</text:p>
                </table:table-cell>
                <table:table-cell table:style-name="Таблица1.B3" office:value-type="string">
                  <text:p text:style-name="P2">[<text:span text:style-name="T6">5</text:span>]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2">[<text:span text:style-name="T6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5">Вектор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P2">[<text:span text:style-name="T6">ymin1,ymin2,ymin3]</text:span></text:p>
                </table:table-cell>
              </table:table-row>
              <table:table-row>
                <table:table-cell table:style-name="Таблица1.A3" office:value-type="string">
                  <text:p text:style-name="P4">Максимальное значение</text:p>
                </table:table-cell>
                <table:table-cell table:style-name="Таблица1.B3" office:value-type="string">
                  <text:p text:style-name="P2">[<text:span text:style-name="T6">1,1,1]</text:span>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5">[tq1,tq2,tq3]</text:p>
                </table:table-cell>
              </table:table-row>
            </table:table>
            <text:p text:style-name="P2"><text:span text:style-name="T5">Примечани</text:span><text:span text:style-name="T2">я</text:span>:</text:p>
            <text:list xml:id="list2431971268083093230" text:style-name="L2">
              <text:list-item>
                <text:p text:style-name="P11"><text:span text:style-name="T1">По умолчанию блок </text:span>формирует <text:span text:style-name="T13">скалярный</text:span> выходной сигнал.</text:p>
              </text:list-item>
              <text:list-item>
                <text:p text:style-name="P11"><text:span text:style-name="T6">Именованные свойства задаются как </text:span><text:span text:style-name="T10">локальные</text:span><text:span text:style-name="T7"> переменные модели (или субмодели) во вкладке </text:span><text:span text:style-name="T10">Параметры</text:span><text:span text:style-name="T7"> или как глобальные сигналы проекта при помощи пункта главного меню </text:span><text:span text:style-name="T10">Графика</text:span><text:span text:style-name="T7"> </text:span><text:span text:style-name="T8">→</text:span><text:span text:style-name="T9"> </text:span><text:span text:style-name="T11">Сигналы</text:span><text:span text:style-name="T7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вномерный шум</dc:title>
    <dc:date>2014-11-28T18:32:36.83</dc:date>
    <meta:generator>OpenOffice/4.1.1$Win32 OpenOffice.org_project/411m6$Build-9775</meta:generator>
    <meta:editing-duration>PT2H43M10S</meta:editing-duration>
    <meta:editing-cycles>59</meta:editing-cycles>
    <meta:document-statistic meta:table-count="2" meta:image-count="2" meta:object-count="9" meta:page-count="2" meta:paragraph-count="53" meta:word-count="202" meta:character-count="148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2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3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4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 mathvariant="italic">min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in</mi>
                <mn>,1</mn>
              </mrow>
            </msub>
            <mi>,</mi>
            <msub>
              <mi>y</mi>
              <mrow>
                <mi mathvariant="italic">min</mi>
                <mn>,2</mn>
              </mrow>
            </msub>
            <mi>,</mi>
            <mn>...</mn>
            <msub>
              <mi>y</mi>
              <mrow>
                <mi mathvariant="italic">min</mi>
                <mi>,</mi>
                <mi>n</mi>
              </mrow>
            </msub>
          </mrow>
        </mfenced>
      </mrow>
    </mrow>
    <annotation encoding="StarMath 5.0">vec {y_min}=
left [
y_{min,1} , y_{min,2} , ... y_{min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i mathvariant="italic">max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ax</mi>
                <mn>,1</mn>
              </mrow>
            </msub>
            <mi>,</mi>
            <msub>
              <mi>y</mi>
              <mrow>
                <mi mathvariant="italic">max</mi>
                <mn>,2</mn>
              </mrow>
            </msub>
            <mi>,</mi>
            <mn>...</mn>
            <msub>
              <mi>y</mi>
              <mrow>
                <mi mathvariant="italic">max</mi>
                <mi>,</mi>
                <mi>n</mi>
              </mrow>
            </msub>
          </mrow>
        </mfenced>
      </mrow>
    </mrow>
    <annotation encoding="StarMath 5.0">vec {y_max}=
left [
y_{max,1} , y_{max,2} , ... y_{max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